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"/>
  <manifest:file-entry manifest:full-path="ObjectReplacements/Object 22" manifest:media-type="application/x-openoffice-gdimetafile;windows_formatname=&quot;GDIMetaFile&quot;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9cm" style:rel-column-width="9362*"/>
    </style:style>
    <style:style style:name="Tableau2.G" style:family="table-column">
      <style:table-column-properties style:column-width="2.429cm" style:rel-column-width="9363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429cm" style:rel-column-width="9362*"/>
    </style:style>
    <style:style style:name="Tableau3.D" style:family="table-column">
      <style:table-column-properties style:column-width="9.714cm" style:rel-column-width="37449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99cm"/>
    </style:style>
    <style:style style:name="Tableau4.B" style:family="table-column">
      <style:table-column-properties style:column-width="2.514cm"/>
    </style:style>
    <style:style style:name="Tableau4.C" style:family="table-column">
      <style:table-column-properties style:column-width="2.699cm"/>
    </style:style>
    <style:style style:name="Tableau4.D" style:family="table-column">
      <style:table-column-properties style:column-width="4.101cm"/>
    </style:style>
    <style:style style:name="Tableau4.E" style:family="table-column">
      <style:table-column-properties style:column-width="4.71cm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5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86427" officeooo:paragraph-rsid="00086427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86427" officeooo:paragraph-rsid="00086427" style:font-size-asian="15pt" style:font-weight-asian="bold" style:font-size-complex="15pt" style:font-weight-complex="bold"/>
    </style:style>
    <style:style style:name="P3" style:family="paragraph" style:parent-style-name="Standard">
      <style:text-properties officeooo:rsid="000ae43f" officeooo:paragraph-rsid="001bedc4"/>
    </style:style>
    <style:style style:name="P4" style:family="paragraph" style:parent-style-name="Standard">
      <style:text-properties officeooo:rsid="000b5081" officeooo:paragraph-rsid="000b5081"/>
    </style:style>
    <style:style style:name="P5" style:family="paragraph" style:parent-style-name="Standard">
      <style:text-properties officeooo:rsid="000d2447" officeooo:paragraph-rsid="000d2447"/>
    </style:style>
    <style:style style:name="P6" style:family="paragraph" style:parent-style-name="Standard">
      <style:text-properties officeooo:rsid="0010ac3d" officeooo:paragraph-rsid="0010ac3d"/>
    </style:style>
    <style:style style:name="P7" style:family="paragraph" style:parent-style-name="Standard">
      <style:text-properties officeooo:rsid="0012b328" officeooo:paragraph-rsid="0012b328"/>
    </style:style>
    <style:style style:name="P8" style:family="paragraph" style:parent-style-name="Standard">
      <style:text-properties officeooo:rsid="00170dff" officeooo:paragraph-rsid="00170dff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96155" officeooo:paragraph-rsid="0009615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d2447" officeooo:paragraph-rsid="000d2447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90d7b" officeooo:paragraph-rsid="00190d7b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3f5bf4" officeooo:paragraph-rsid="003f5bf4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3776ed" officeooo:paragraph-rsid="003776ed" style:font-weight-asian="bold" style:font-weight-complex="bold"/>
    </style:style>
    <style:style style:name="P14" style:family="paragraph" style:parent-style-name="Standard">
      <style:text-properties officeooo:rsid="00190d7b" officeooo:paragraph-rsid="00190d7b"/>
    </style:style>
    <style:style style:name="P15" style:family="paragraph" style:parent-style-name="Standard">
      <style:text-properties officeooo:rsid="001d5bc1" officeooo:paragraph-rsid="001d5bc1"/>
    </style:style>
    <style:style style:name="P16" style:family="paragraph" style:parent-style-name="Standard">
      <style:text-properties officeooo:rsid="001d5bc1" officeooo:paragraph-rsid="002f7c39"/>
    </style:style>
    <style:style style:name="P17" style:family="paragraph" style:parent-style-name="Standard">
      <style:text-properties officeooo:rsid="001d5bc1" officeooo:paragraph-rsid="0048cef4"/>
    </style:style>
    <style:style style:name="P18" style:family="paragraph" style:parent-style-name="Standard">
      <style:text-properties officeooo:rsid="0022ba3f" officeooo:paragraph-rsid="0022ba3f"/>
    </style:style>
    <style:style style:name="P19" style:family="paragraph" style:parent-style-name="Standard">
      <style:text-properties officeooo:rsid="00275e19" officeooo:paragraph-rsid="00275e19"/>
    </style:style>
    <style:style style:name="P20" style:family="paragraph" style:parent-style-name="Standard">
      <style:text-properties officeooo:rsid="00275e19" officeooo:paragraph-rsid="00563c91"/>
    </style:style>
    <style:style style:name="P21" style:family="paragraph" style:parent-style-name="Standard">
      <style:text-properties officeooo:rsid="00289c5d" officeooo:paragraph-rsid="00289c5d"/>
    </style:style>
    <style:style style:name="P22" style:family="paragraph" style:parent-style-name="Standard">
      <style:text-properties officeooo:rsid="002e03ab" officeooo:paragraph-rsid="002e03ab"/>
    </style:style>
    <style:style style:name="P23" style:family="paragraph" style:parent-style-name="Standard">
      <style:text-properties officeooo:rsid="002e03ab" officeooo:paragraph-rsid="0048cef4"/>
    </style:style>
    <style:style style:name="P24" style:family="paragraph" style:parent-style-name="Standard">
      <style:text-properties fo:font-style="italic" officeooo:rsid="0030d8c6" officeooo:paragraph-rsid="0030d8c6" style:font-style-asian="italic" style:font-style-complex="italic"/>
    </style:style>
    <style:style style:name="P25" style:family="paragraph" style:parent-style-name="Standard">
      <style:text-properties officeooo:rsid="003776ed" officeooo:paragraph-rsid="003776ed"/>
    </style:style>
    <style:style style:name="P26" style:family="paragraph" style:parent-style-name="Standard">
      <style:text-properties officeooo:rsid="0038b2a8" officeooo:paragraph-rsid="0038b2a8"/>
    </style:style>
    <style:style style:name="P27" style:family="paragraph" style:parent-style-name="Standard">
      <style:text-properties officeooo:rsid="003bbf3d" officeooo:paragraph-rsid="003bbf3d"/>
    </style:style>
    <style:style style:name="P28" style:family="paragraph" style:parent-style-name="Standard">
      <style:text-properties officeooo:rsid="003f5bf4" officeooo:paragraph-rsid="003f5bf4"/>
    </style:style>
    <style:style style:name="P29" style:family="paragraph" style:parent-style-name="Standard">
      <style:text-properties officeooo:rsid="0041589f" officeooo:paragraph-rsid="0041589f"/>
    </style:style>
    <style:style style:name="P30" style:family="paragraph" style:parent-style-name="Standard">
      <style:text-properties officeooo:rsid="0043e537" officeooo:paragraph-rsid="0043e537"/>
    </style:style>
    <style:style style:name="P31" style:family="paragraph" style:parent-style-name="Standard">
      <style:text-properties officeooo:rsid="0045b92e" officeooo:paragraph-rsid="0045b92e"/>
    </style:style>
    <style:style style:name="P32" style:family="paragraph" style:parent-style-name="Standard">
      <style:text-properties officeooo:rsid="00096155" officeooo:paragraph-rsid="00096155"/>
    </style:style>
    <style:style style:name="P33" style:family="paragraph" style:parent-style-name="Standard">
      <style:text-properties officeooo:rsid="0053bc65" officeooo:paragraph-rsid="0053bc65"/>
    </style:style>
    <style:style style:name="P34" style:family="paragraph" style:parent-style-name="Standard">
      <style:text-properties officeooo:rsid="0053bc65" officeooo:paragraph-rsid="0053e227"/>
    </style:style>
    <style:style style:name="P35" style:family="paragraph" style:parent-style-name="Standard">
      <style:text-properties officeooo:paragraph-rsid="0013f5cc"/>
    </style:style>
    <style:style style:name="P36" style:family="paragraph" style:parent-style-name="Standard">
      <style:text-properties officeooo:paragraph-rsid="0038b2a8"/>
    </style:style>
    <style:style style:name="P37" style:family="paragraph" style:parent-style-name="Standard">
      <style:text-properties officeooo:rsid="005757c3" officeooo:paragraph-rsid="005757c3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7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c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26c" officeooo:paragraph-rsid="001eb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26c" officeooo:paragraph-rsid="002f7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26c" officeooo:paragraph-rsid="0048c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7c39" officeooo:paragraph-rsid="002f7c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190" officeooo:paragraph-rsid="004a7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0126cc9" officeooo:paragraph-rsid="00126cc9"/>
    </style:style>
    <style:style style:name="P47" style:family="paragraph" style:parent-style-name="Standard" style:list-style-name="L1">
      <style:text-properties officeooo:rsid="002a766e" officeooo:paragraph-rsid="002a766e"/>
    </style:style>
    <style:style style:name="P48" style:family="paragraph" style:parent-style-name="Standard">
      <style:text-properties officeooo:rsid="004bedd6" officeooo:paragraph-rsid="004bedd6"/>
    </style:style>
    <style:style style:name="P49" style:family="paragraph" style:parent-style-name="Standard">
      <style:text-properties officeooo:rsid="0077b6f3" officeooo:paragraph-rsid="005f1f12"/>
    </style:style>
    <style:style style:name="P50" style:family="paragraph" style:parent-style-name="Standard">
      <style:text-properties style:text-underline-style="solid" style:text-underline-width="auto" style:text-underline-color="font-color" fo:font-weight="bold" officeooo:rsid="00517d89" officeooo:paragraph-rsid="005f1f12" style:font-weight-asian="bold" style:font-weight-complex="bold"/>
    </style:style>
    <style:style style:name="P51" style:family="paragraph" style:parent-style-name="Standard">
      <style:text-properties style:text-underline-style="solid" style:text-underline-width="auto" style:text-underline-color="font-color" fo:font-weight="bold" officeooo:rsid="00575ed1" officeooo:paragraph-rsid="005f1f12" style:font-weight-asian="bold" style:font-weight-complex="bold"/>
    </style:style>
    <style:style style:name="P52" style:family="paragraph" style:parent-style-name="Standard">
      <style:text-properties style:text-underline-style="solid" style:text-underline-width="auto" style:text-underline-color="font-color" fo:font-weight="bold" officeooo:rsid="005e0020" officeooo:paragraph-rsid="005f1f12" style:font-weight-asian="bold" style:font-weight-complex="bold"/>
    </style:style>
    <style:style style:name="P53" style:family="paragraph" style:parent-style-name="Standard">
      <style:text-properties style:text-underline-style="solid" style:text-underline-width="auto" style:text-underline-color="font-color" fo:font-weight="bold" officeooo:rsid="0077b6f3" officeooo:paragraph-rsid="005f1f12" style:font-weight-asian="bold" style:font-weight-complex="bold"/>
    </style:style>
    <style:style style:name="P54" style:family="paragraph" style:parent-style-name="Standard">
      <style:text-properties officeooo:rsid="00517d89" officeooo:paragraph-rsid="005f1f12"/>
    </style:style>
    <style:style style:name="P55" style:family="paragraph" style:parent-style-name="Standard">
      <style:text-properties officeooo:rsid="00523ee1" officeooo:paragraph-rsid="005f1f12"/>
    </style:style>
    <style:style style:name="P56" style:family="paragraph" style:parent-style-name="Standard">
      <style:text-properties officeooo:rsid="001d5bc1" officeooo:paragraph-rsid="005f1f12"/>
    </style:style>
    <style:style style:name="P57" style:family="paragraph" style:parent-style-name="Standard">
      <style:text-properties officeooo:rsid="00537910" officeooo:paragraph-rsid="005f1f12"/>
    </style:style>
    <style:style style:name="P58" style:family="paragraph" style:parent-style-name="Standard">
      <style:text-properties officeooo:rsid="00550d9a" officeooo:paragraph-rsid="005f1f12"/>
    </style:style>
    <style:style style:name="P59" style:family="paragraph" style:parent-style-name="Standard">
      <style:text-properties officeooo:rsid="00575ed1" officeooo:paragraph-rsid="005f1f12"/>
    </style:style>
    <style:style style:name="P60" style:family="paragraph" style:parent-style-name="Standard">
      <style:text-properties officeooo:rsid="005962ee" officeooo:paragraph-rsid="006002d7"/>
    </style:style>
    <style:style style:name="P61" style:family="paragraph" style:parent-style-name="Standard">
      <style:text-properties officeooo:rsid="005e0020" officeooo:paragraph-rsid="005f1f12"/>
    </style:style>
    <style:style style:name="P62" style:family="paragraph" style:parent-style-name="Standard">
      <style:text-properties officeooo:rsid="005f63ad" officeooo:paragraph-rsid="005f1f12"/>
    </style:style>
    <style:style style:name="P63" style:family="paragraph" style:parent-style-name="Standard">
      <style:text-properties officeooo:rsid="0060f97c" officeooo:paragraph-rsid="005f1f12"/>
    </style:style>
    <style:style style:name="P64" style:family="paragraph" style:parent-style-name="Standard">
      <style:text-properties officeooo:rsid="00634e8e" officeooo:paragraph-rsid="005f1f12"/>
    </style:style>
    <style:style style:name="P65" style:family="paragraph" style:parent-style-name="Standard">
      <style:text-properties officeooo:rsid="006edd27" officeooo:paragraph-rsid="005f1f12"/>
    </style:style>
    <style:style style:name="P66" style:family="paragraph" style:parent-style-name="Standard">
      <style:text-properties officeooo:rsid="0079a971" officeooo:paragraph-rsid="005f1f12"/>
    </style:style>
    <style:style style:name="P67" style:family="paragraph" style:parent-style-name="Standard">
      <style:text-properties officeooo:rsid="007ff9f4" officeooo:paragraph-rsid="005f1f12"/>
    </style:style>
    <style:style style:name="P68" style:family="paragraph" style:parent-style-name="Standard">
      <style:text-properties officeooo:rsid="0073300b" officeooo:paragraph-rsid="005f1f12"/>
    </style:style>
    <style:style style:name="P69" style:family="paragraph" style:parent-style-name="Standard">
      <style:text-properties fo:font-style="italic" officeooo:rsid="00813b03" officeooo:paragraph-rsid="005f1f12" style:font-style-asian="italic" style:font-style-complex="italic"/>
    </style:style>
    <style:style style:name="P70" style:family="paragraph" style:parent-style-name="Standard">
      <style:text-properties officeooo:rsid="00813b03" officeooo:paragraph-rsid="005f1f12"/>
    </style:style>
    <style:style style:name="P71" style:family="paragraph" style:parent-style-name="Standard">
      <style:text-properties officeooo:rsid="008516f7" officeooo:paragraph-rsid="005f1f12"/>
    </style:style>
    <style:style style:name="P72" style:family="paragraph" style:parent-style-name="Standard">
      <style:text-properties officeooo:rsid="00854410" officeooo:paragraph-rsid="005f1f12"/>
    </style:style>
    <style:style style:name="P73" style:family="paragraph" style:parent-style-name="Standard">
      <style:text-properties officeooo:rsid="0088b8d8" officeooo:paragraph-rsid="005f1f12"/>
    </style:style>
    <style:style style:name="P74" style:family="paragraph" style:parent-style-name="Standard">
      <style:text-properties officeooo:rsid="007c0e59" officeooo:paragraph-rsid="005f1f12"/>
    </style:style>
    <style:style style:name="P75" style:family="paragraph" style:parent-style-name="Standard">
      <style:text-properties officeooo:rsid="007c5c54" officeooo:paragraph-rsid="005f1f12"/>
    </style:style>
    <style:style style:name="P76" style:family="paragraph" style:parent-style-name="Standard">
      <style:text-properties officeooo:rsid="008a0c2f" officeooo:paragraph-rsid="005f1f12"/>
    </style:style>
    <style:style style:name="P77" style:family="paragraph" style:parent-style-name="Standard">
      <style:text-properties officeooo:paragraph-rsid="005f1f12"/>
    </style:style>
    <style:style style:name="P78" style:family="paragraph" style:parent-style-name="Standard">
      <style:text-properties officeooo:rsid="00623f1b" officeooo:paragraph-rsid="00623f1b"/>
    </style:style>
    <style:style style:name="P79" style:family="paragraph" style:parent-style-name="Standard">
      <style:text-properties fo:font-weight="bold" officeooo:rsid="006290e9" officeooo:paragraph-rsid="006290e9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5f1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7910" officeooo:paragraph-rsid="005f1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7190" officeooo:paragraph-rsid="005f1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8b8d8" officeooo:paragraph-rsid="005f1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86d157" officeooo:paragraph-rsid="005f1f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b4f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5fd0"/>
    </style:style>
    <style:style style:name="T4" style:family="text">
      <style:text-properties officeooo:rsid="000ea3d5"/>
    </style:style>
    <style:style style:name="T5" style:family="text">
      <style:text-properties officeooo:rsid="001a7f6f"/>
    </style:style>
    <style:style style:name="T6" style:family="text">
      <style:text-properties officeooo:rsid="001bedc4"/>
    </style:style>
    <style:style style:name="T7" style:family="text">
      <style:text-properties officeooo:rsid="0024b47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446a2" style:font-weight-asian="normal" style:font-weight-complex="normal"/>
    </style:style>
    <style:style style:name="T10" style:family="text">
      <style:text-properties officeooo:rsid="0038b2a8"/>
    </style:style>
    <style:style style:name="T11" style:family="text">
      <style:text-properties officeooo:rsid="0042d31e"/>
    </style:style>
    <style:style style:name="T12" style:family="text">
      <style:text-properties officeooo:rsid="004dad4d"/>
    </style:style>
    <style:style style:name="T13" style:family="text">
      <style:text-properties officeooo:rsid="0054de7d"/>
    </style:style>
    <style:style style:name="T14" style:family="text">
      <style:text-properties officeooo:rsid="0013f5cc"/>
    </style:style>
    <style:style style:name="T15" style:family="text">
      <style:text-properties officeooo:rsid="00563c91"/>
    </style:style>
    <style:style style:name="T16" style:family="text">
      <style:text-properties officeooo:rsid="005d40e7"/>
    </style:style>
    <style:style style:name="T17" style:family="text">
      <style:text-properties officeooo:rsid="00550d9a"/>
    </style:style>
    <style:style style:name="T18" style:family="text">
      <style:text-properties officeooo:rsid="005eb94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62374c"/>
    </style:style>
    <style:style style:name="T21" style:family="text">
      <style:text-properties officeooo:rsid="0081bc3d"/>
    </style:style>
    <style:style style:name="T22" style:family="text">
      <style:text-properties officeooo:rsid="00737ed4"/>
    </style:style>
    <style:style style:name="T23" style:family="text">
      <style:text-properties officeooo:rsid="007118bf"/>
    </style:style>
    <style:style style:name="T24" style:family="text">
      <style:text-properties officeooo:rsid="005f1f12"/>
    </style:style>
    <style:style style:name="T25" style:family="text">
      <style:text-properties officeooo:rsid="006002d7"/>
    </style:style>
    <style:style style:name="T26" style:family="text">
      <style:text-properties officeooo:rsid="0060a8e2"/>
    </style:style>
    <style:style style:name="T27" style:family="text">
      <style:text-properties officeooo:rsid="00644d71"/>
    </style:style>
    <style:style style:name="T28" style:family="text">
      <style:text-properties officeooo:rsid="0064a5c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ices corrigés – I<text:span text:style-name="T16">NDICATIONS - </text:span>variables aléatoires – 1G</text:p>
      <text:p text:style-name="P1"/>
      <text:p text:style-name="P9">Exercice 1 page 324</text:p>
      <text:p text:style-name="P32"/>
      <text:p text:style-name="P33">Commencer par décrire l’univers.</text:p>
      <text:p text:style-name="P33">Puis regarder dans le cours la définition d’une variable aléatoires et des valeurs prises par une variable aléatoire.</text:p>
      <text:p text:style-name="P33">Décrire la fonction G qui a chaque événement élémentaire de l’univers associe une valeur.</text:p>
      <text:p text:style-name="P33"/>
      <text:p text:style-name="P33">1°) Les valeurs de G sont au nombre de 2.</text:p>
      <text:p text:style-name="P33">2°) Quelles sont les issues qui composent l’événement <text:span text:style-name="T1">« G = -4 » ?</text:span></text:p>
      <text:p text:style-name="P33">3°) A quelle événement est égal l’événement <text:span text:style-name="T3">« G &gt; 0 » ?</text:span></text:p>
      <text:p text:style-name="P4"/>
      <text:p text:style-name="P10">Exercice <text:span text:style-name="T4">2 page 324</text:span></text:p>
      <text:p text:style-name="P5"/>
      <text:p text:style-name="P34">Commencer par décrire l’univers.</text:p>
      <text:p text:style-name="P34">Décrire la fonction X qui a chaque événement élémentaire de l’univers associe une valeur.</text:p>
      <text:p text:style-name="P6"/>
      <text:p text:style-name="P46">1°) Voir question 1°) <text:s/>de l’exercice précédent.</text:p>
      <text:p text:style-name="P7">2°) <text:span text:style-name="T13">Quelles sont les issues qui composent l’événement « X = 9 » ? (Y en a t-il au moins?)</text:span></text:p>
      <text:p text:style-name="P35"><text:span text:style-name="T14">3°) A quoi est égal l’événement « </text:span><text:span text:style-name="T14"><draw:frame draw:style-name="fr1" draw:name="Objet4" text:anchor-type="as-char" svg:y="-0.377cm" svg:width="1.104cm" svg:height="0.467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4"> » en termes d’issues ?</text:span></text:p>
      <text:p text:style-name="P8"/>
      <text:p text:style-name="P11">Exercice <text:span text:style-name="T5">4 page 324</text:span></text:p>
      <text:p text:style-name="P14"/>
      <text:p text:style-name="P3"><text:span text:style-name="T6">L</text:span>’univers ici est clairement {1 ; 2 ; 3 ; 4 ; 5 ; 6}</text:p>
      <text:p text:style-name="P15">La variable aléatoire X est la <text:span text:style-name="T2">fonction</text:span> donnée par le tableau suivant :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38"><draw:frame draw:style-name="fr1" draw:name="Objet5" text:anchor-type="as-char" svg:y="-0.377cm" svg:width="0.483cm" svg:height="0.531cm" draw:z-index="1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au1.A1" office:value-type="string">
            <text:p text:style-name="P41">1</text:p>
          </table:table-cell>
          <table:table-cell table:style-name="Tableau1.A1" office:value-type="string">
            <text:p text:style-name="P41">2</text:p>
          </table:table-cell>
          <table:table-cell table:style-name="Tableau1.A1" office:value-type="string">
            <text:p text:style-name="P41">3</text:p>
          </table:table-cell>
          <table:table-cell table:style-name="Tableau1.A1" office:value-type="string">
            <text:p text:style-name="P41">4</text:p>
          </table:table-cell>
          <table:table-cell table:style-name="Tableau1.A1" office:value-type="string">
            <text:p text:style-name="P41">5</text:p>
          </table:table-cell>
          <table:table-cell table:style-name="Tableau1.G1" office:value-type="string">
            <text:p text:style-name="P41">6</text:p>
          </table:table-cell>
        </table:table-row>
        <table:table-row>
          <table:table-cell table:style-name="Tableau1.A2" office:value-type="string">
            <text:p text:style-name="P38"><draw:frame draw:style-name="fr1" draw:name="Objet6" text:anchor-type="as-char" svg:y="-0.377cm" svg:width="0.508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au1.A2" office:value-type="string">
            <text:p text:style-name="P41">?</text:p>
          </table:table-cell>
          <table:table-cell table:style-name="Tableau1.A2" office:value-type="string">
            <text:p text:style-name="P41">?</text:p>
          </table:table-cell>
          <table:table-cell table:style-name="Tableau1.A2" office:value-type="string">
            <text:p text:style-name="P41">?</text:p>
          </table:table-cell>
          <table:table-cell table:style-name="Tableau1.A2" office:value-type="string">
            <text:p text:style-name="P41">?</text:p>
          </table:table-cell>
          <table:table-cell table:style-name="Tableau1.A2" office:value-type="string">
            <text:p text:style-name="P41">?</text:p>
          </table:table-cell>
          <table:table-cell table:style-name="Tableau1.G2" office:value-type="string">
            <text:p text:style-name="P41">?</text:p>
          </table:table-cell>
        </table:table-row>
      </table:table>
      <text:p text:style-name="P15"/>
      <text:p text:style-name="P18">Déterminer la loi de probabilité de X revient à donner, par exemple sous forme de tableau, les valeurs <draw:frame draw:style-name="fr1" draw:name="Objet7" text:anchor-type="as-char" svg:y="-0.386cm" svg:width="1.831cm" svg:height="0.542cm" draw:z-index="3"><draw:object xlink:href="./Object 7" xlink:type="simple" xlink:show="embed" xlink:actuate="onLoad"/><draw:image xlink:href="./ObjectReplacements/Object 7" xlink:type="simple" xlink:show="embed" xlink:actuate="onLoad"/></draw:frame>, <text:span text:style-name="T7">pour chaque valeur </text:span><text:span text:style-name="T7"><draw:frame draw:style-name="fr1" draw:name="Objet8" text:anchor-type="as-char" svg:y="-0.377cm" svg:width="0.508cm" svg:height="0.531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7">prise par X.</text:span></text:p>
      <text:p text:style-name="P18"/>
      <text:p text:style-name="P20">Q<text:span text:style-name="T15">uelle est la loi de probabilité de notre expérience aléatoire ?</text:span></text:p>
      <text:p text:style-name="P19"/>
      <text:p text:style-name="P24">En rappelant que l’événement « <draw:frame draw:style-name="fr1" draw:name="Objet20" text:anchor-type="as-char" svg:y="-0.377cm" svg:width="1.191cm" svg:height="0.531cm" draw:z-index="8"><draw:object xlink:href="./Object 20" xlink:type="simple" xlink:show="embed" xlink:actuate="onLoad"/><draw:image xlink:href="./ObjectReplacements/Object 20" xlink:type="simple" xlink:show="embed" xlink:actuate="onLoad"/></draw:frame> » est <text:span text:style-name="T2">égal</text:span><text:span text:style-name="T8"> </text:span><text:span text:style-name="T9">à </text:span><text:span text:style-name="T8">l’ensemble des issues de l’univers auxquelles X associe </text:span><text:span text:style-name="T8"><draw:frame draw:style-name="fr1" draw:name="Objet21" text:anchor-type="as-char" svg:y="-0.377cm" svg:width="0.508cm" svg:height="0.531cm" draw:z-index="9"><draw:object xlink:href="./Object 21" xlink:type="simple" xlink:show="embed" xlink:actuate="onLoad"/><draw:image xlink:href="./ObjectReplacements/Object 21" xlink:type="simple" xlink:show="embed" xlink:actuate="onLoad"/></draw:frame></text:span><text:span text:style-name="T8">,</text:span></text:p>
      <text:p text:style-name="P19"/>
      <text:p text:style-name="P21">On a donc :</text:p>
      <text:list xml:id="list1925557723" text:style-name="L1">
        <text:list-item>
          <text:p text:style-name="P47"><draw:frame draw:style-name="fr1" draw:name="Objet9" text:anchor-type="as-char" svg:y="-0.386cm" svg:width="2.307cm" svg:height="0.508cm" draw:z-index="5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47">...</text:p>
        </text:list-item>
      </text:list>
      <text:p text:style-name="P22">et sous forme de tableau :</text:p>
      <text:p text:style-name="P22"/>
      <text:p text:style-name="P16"/>
      <table:table table:name="Tableau2" table:style-name="Tableau2">
        <table:table-column table:style-name="Tableau2.A" table:number-columns-repeated="6"/>
        <table:table-column table:style-name="Tableau2.G"/>
        <table:table-row>
          <table:table-cell table:style-name="Tableau2.A1" office:value-type="string">
            <text:p text:style-name="P39"><draw:frame draw:style-name="fr1" draw:name="Objet12" text:anchor-type="as-char" svg:y="-0.377cm" svg:width="0.508cm" svg:height="0.531cm" draw:z-index="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1" office:value-type="string">
            <text:p text:style-name="P44">2</text:p>
          </table:table-cell>
          <table:table-cell table:style-name="Tableau2.A1" office:value-type="string">
            <text:p text:style-name="P44">4</text:p>
          </table:table-cell>
          <table:table-cell table:style-name="Tableau2.A1" office:value-type="string">
            <text:p text:style-name="P44">6</text:p>
          </table:table-cell>
          <table:table-cell table:style-name="Tableau2.A1" office:value-type="string">
            <text:p text:style-name="P44">8</text:p>
          </table:table-cell>
          <table:table-cell table:style-name="Tableau2.A1" office:value-type="string">
            <text:p text:style-name="P44">10</text:p>
          </table:table-cell>
          <table:table-cell table:style-name="Tableau2.G1" office:value-type="string">
            <text:p text:style-name="P44">12</text:p>
          </table:table-cell>
        </table:table-row>
        <table:table-row>
          <table:table-cell table:style-name="Tableau2.A2" office:value-type="string">
            <text:p text:style-name="P39"><draw:frame draw:style-name="fr1" draw:name="Objet13" text:anchor-type="as-char" svg:y="-0.386cm" svg:width="1.831cm" svg:height="0.542cm" draw:z-index="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A2" office:value-type="string">
            <text:p text:style-name="P42">?</text:p>
          </table:table-cell>
          <table:table-cell table:style-name="Tableau2.A2" office:value-type="string">
            <text:p text:style-name="P42">?</text:p>
          </table:table-cell>
          <table:table-cell table:style-name="Tableau2.A2" office:value-type="string">
            <text:p text:style-name="P42">?</text:p>
          </table:table-cell>
          <table:table-cell table:style-name="Tableau2.A2" office:value-type="string">
            <text:p text:style-name="P42">?</text:p>
          </table:table-cell>
          <table:table-cell table:style-name="Tableau2.A2" office:value-type="string">
            <text:p text:style-name="P42">?</text:p>
          </table:table-cell>
          <table:table-cell table:style-name="Tableau2.G2" office:value-type="string">
            <text:p text:style-name="P42">?</text:p>
          </table:table-cell>
        </table:table-row>
      </table:table>
      <text:p text:style-name="P16"/>
      <text:p text:style-name="P16"/>
      <text:p text:style-name="P16"/>
      <text:p text:style-name="P16"/>
      <text:p text:style-name="P13"><text:soft-page-break/>Exercice 8 page 324</text:p>
      <text:p text:style-name="P25"/>
      <text:p text:style-name="P26">On ne connaît pas l’univers à priori ici, mais cela n’est pas grave, on n’en a pas besoin.</text:p>
      <text:p text:style-name="P25">Déterminer la probabilité <draw:frame draw:style-name="fr1" draw:name="Objet22" text:anchor-type="as-char" svg:y="-0.386cm" svg:width="1.711cm" svg:height="0.508cm" draw:z-index="10"><draw:object xlink:href="./Object 22" xlink:type="simple" xlink:show="embed" xlink:actuate="onLoad"/><draw:image xlink:href="./ObjectReplacements/Object 22" xlink:type="simple" xlink:show="embed" xlink:actuate="onLoad"/></draw:frame><text:span text:style-name="T10">revient à calculer la probabilité de l’événement « </text:span><text:span text:style-name="T10"><draw:frame draw:style-name="fr1" draw:name="Objet23" text:anchor-type="as-char" svg:y="-0.377cm" svg:width="1.071cm" svg:height="0.467cm" draw:z-index="11"><draw:object xlink:href="./Object 23" xlink:type="simple" xlink:show="embed" xlink:actuate="onLoad"/><draw:image xlink:href="./ObjectReplacements/Object 23" xlink:type="simple" xlink:show="embed" xlink:actuate="onLoad"/></draw:frame></text:span><text:span text:style-name="T10"> ». </text:span></text:p>
      <text:p text:style-name="P36"><text:span text:style-name="T10">Donner les deux événements évidents dont l’union fait « </text:span><text:span text:style-name="T10"><draw:frame draw:style-name="fr1" draw:name="Objet24" text:anchor-type="as-char" svg:y="-0.377cm" svg:width="1.071cm" svg:height="0.467cm" draw:z-index="1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0"> » .</text:span></text:p>
      <text:p text:style-name="P36"/>
      <text:p text:style-name="P37">Ces deux événement étant disjoints, en déduire <draw:frame draw:style-name="fr1" draw:name="Objet1" text:anchor-type="as-char" svg:y="-0.386cm" svg:width="1.711cm" svg:height="0.508cm" draw:z-index="17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37">Même travail pour les autres probabilités à calculer.</text:p>
      <text:p text:style-name="P27"/>
      <text:p text:style-name="P12">Exercice 13 page 325</text:p>
      <text:p text:style-name="P28"/>
      <text:p text:style-name="P29">1°) Déterminer la loi de probabilité de G revient à donner un tableau qui donne <draw:frame draw:style-name="fr1" draw:name="Objet29" text:anchor-type="as-char" svg:y="-0.386cm" svg:width="1.831cm" svg:height="0.542cm" draw:z-index="13"><draw:object xlink:href="./Object 29" xlink:type="simple" xlink:show="embed" xlink:actuate="onLoad"/><draw:image xlink:href="./ObjectReplacements/Object 29" xlink:type="simple" xlink:show="embed" xlink:actuate="onLoad"/></draw:frame><text:span text:style-name="T11">pour chaque valeur </text:span><text:span text:style-name="T11"><draw:frame draw:style-name="fr1" draw:name="Objet30" text:anchor-type="as-char" svg:y="-0.377cm" svg:width="0.508cm" svg:height="0.531cm" draw:z-index="14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de la variable aléatoire X.</text:span></text:p>
      <text:p text:style-name="P30">Les valeurs prises par X sont { ? ; ? ; ?}</text:p>
      <text:p text:style-name="P30"/>
      <text:p text:style-name="P31">Voici donc le tableau :</text:p>
      <text:p text:style-name="P23"/>
      <text:p text:style-name="P17"/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40"><draw:frame draw:style-name="fr1" draw:name="Objet31" text:anchor-type="as-char" svg:y="-0.377cm" svg:width="0.508cm" svg:height="0.531cm" draw:z-index="15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3.A1" office:value-type="string">
            <text:p text:style-name="P45">?</text:p>
          </table:table-cell>
          <table:table-cell table:style-name="Tableau3.A1" office:value-type="string">
            <text:p text:style-name="P45">?</text:p>
          </table:table-cell>
          <table:table-cell table:style-name="Tableau3.D1" office:value-type="string">
            <text:p text:style-name="P45">?</text:p>
          </table:table-cell>
        </table:table-row>
        <table:table-row>
          <table:table-cell table:style-name="Tableau3.A2" office:value-type="string">
            <text:p text:style-name="P40"><draw:frame draw:style-name="fr1" draw:name="Objet32" text:anchor-type="as-char" svg:y="-0.386cm" svg:width="1.831cm" svg:height="0.542cm" draw:z-index="1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3.A2" office:value-type="string">
            <text:p text:style-name="P43">?</text:p>
          </table:table-cell>
          <table:table-cell table:style-name="Tableau3.A2" office:value-type="string">
            <text:p text:style-name="P43">?</text:p>
          </table:table-cell>
          <table:table-cell table:style-name="Tableau3.D2" office:value-type="string">
            <text:p text:style-name="P43">?</text:p>
          </table:table-cell>
        </table:table-row>
      </table:table>
      <text:p text:style-name="P17"/>
      <text:p text:style-name="P48">2°) <text:span text:style-name="T12">On a P(« Gagner à ce jeu ») = P( ?) = ?</text:span></text:p>
      <text:p text:style-name="P48"/>
      <text:p text:style-name="P48"/>
      <text:p text:style-name="P50">Exercice 16 page 325</text:p>
      <text:p text:style-name="P54"/>
      <text:p text:style-name="P77"><text:span text:style-name="T17">1°) Donner la loi de la variable aléatoire X :</text:span></text:p>
      <text:p text:style-name="P55"/>
      <text:p text:style-name="P5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0"><draw:frame draw:style-name="fr1" draw:name="Objet38" text:anchor-type="as-char" svg:y="-0.377cm" svg:width="0.508cm" svg:height="0.531cm" draw:z-index="18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4.A1" office:value-type="string">
            <text:p text:style-name="P81">1</text:p>
          </table:table-cell>
          <table:table-cell table:style-name="Tableau4.A1" office:value-type="string">
            <text:p text:style-name="P82">2</text:p>
          </table:table-cell>
          <table:table-cell table:style-name="Tableau4.A1" office:value-type="string">
            <text:p text:style-name="P81">3</text:p>
          </table:table-cell>
          <table:table-cell table:style-name="Tableau4.E1" office:value-type="string">
            <text:p text:style-name="P81">4</text:p>
          </table:table-cell>
        </table:table-row>
        <table:table-row>
          <table:table-cell table:style-name="Tableau4.A2" office:value-type="string">
            <text:p text:style-name="P80"><draw:frame draw:style-name="fr1" draw:name="Objet39" text:anchor-type="as-char" svg:y="-0.386cm" svg:width="1.831cm" svg:height="0.542cm" draw:z-index="19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able:table-cell>
          <table:table-cell table:style-name="Tableau4.A2" office:value-type="string">
            <text:p text:style-name="P81">?</text:p>
          </table:table-cell>
          <table:table-cell table:style-name="Tableau4.A2" office:value-type="string">
            <text:p text:style-name="P81">?</text:p>
          </table:table-cell>
          <table:table-cell table:style-name="Tableau4.A2" office:value-type="string">
            <text:p text:style-name="P81">?</text:p>
          </table:table-cell>
          <table:table-cell table:style-name="Tableau4.E2" office:value-type="string">
            <text:p text:style-name="P81"/>
          </table:table-cell>
        </table:table-row>
      </table:table>
      <text:p text:style-name="P56"/>
      <text:p text:style-name="P57">E<text:span text:style-name="T24">n déduire P(X = 4)</text:span></text:p>
      <text:p text:style-name="P58"/>
      <text:p text:style-name="P77"><text:span text:style-name="T17">2°) Traduire P(«il y a au moins deux caisses en service à midi ») en terme de variable aléatoire</text:span></text:p>
      <text:p text:style-name="P77"/>
      <text:p text:style-name="P51">Exercice 18 page 326</text:p>
      <text:p text:style-name="P59"/>
      <text:p text:style-name="P60">Mê<text:span text:style-name="T25">me exercice que le précédent</text:span></text:p>
      <text:p text:style-name="P60"/>
      <text:p text:style-name="P52">Exercice <text:span text:style-name="T18">23 page 326</text:span></text:p>
      <text:p text:style-name="P61"/>
      <text:p text:style-name="P62">On décrit l’univers de cette expérience aléatoire (<text:span text:style-name="T19">rappel </text:span>: vous pouvez très bien avoir un autre univers dans votre réponse, il y a toujours une infinité d’univers possibles pour décrire une expérience aléatoire)</text:p>
      <text:p text:style-name="P62"/>
      <text:p text:style-name="P63">Ici l’univers est un ensemble de couples de numéros allant de 1 à 10, désignant les numéros des boules, sans les couples avec deux numéros identiques.</text:p>
      <text:p text:style-name="P63"/>
      <text:p text:style-name="P63">La loi <text:span text:style-name="T26">de probabilité </text:span>est clairement ici ????. Il y a en tout ???? <text:span text:style-name="T20">issues dans l’univers.</text:span></text:p>
      <text:p text:style-name="P63"><text:soft-page-break/></text:p>
      <text:p text:style-name="P64">X compte le nombre de pièces défectueuses.</text:p>
      <text:p text:style-name="P64">X prend donc ses valeurs dans {0 ; 1 ; 2}.</text:p>
      <text:p text:style-name="P64"/>
      <text:p text:style-name="P78">Combien y a t-il d’issues (donc de couples de numéros) de l’univers sans aucun numéro de pièce défectueuse ? En déduire P(X = 0)</text:p>
      <text:p text:style-name="P78">Idem pour P(X = 1) et P(X = 2). <text:span text:style-name="T2">Attention, ici le dénombrement est difficile, il faut faire un schéma au brouillon.</text:span></text:p>
      <text:p text:style-name="P65"/>
      <text:p text:style-name="P77"><text:span text:style-name="T23">1°) Appliquer les formules du cours (fastidieux, mais à savoir faire!) <text:s/></text:span></text:p>
      <text:p text:style-name="P77"/>
      <text:p text:style-name="P79">OU</text:p>
      <text:p text:style-name="P68"/>
      <text:p text:style-name="P69">POUR CALCULER FACILEMENT les ESPERANCES et ECART-TYPES, il est conseill<text:span text:style-name="T21">é</text:span> d’utiliser la calculatrice numworks.</text:p>
      <text:p text:style-name="P70"/>
      <text:p text:style-name="P71">Voici le guide d’utilisation, mais tout est très intuitif.</text:p>
      <text:p text:style-name="P71"/>
      <text:p text:style-name="P71"><text:a xlink:type="simple" xlink:href="https://www.numworks.com/fr/ressources/manuel/statistiques/" text:style-name="Internet_20_link" text:visited-style-name="Visited_20_Internet_20_Link">https://www.numworks.com/fr/ressources/manuel/statistiques/</text:a></text:p>
      <text:p text:style-name="P71"/>
      <text:p text:style-name="P72">Vous devez créer la série statistique suivante :</text:p>
      <text:p text:style-name="P72"/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84">Valeur</text:p>
          </table:table-cell>
          <table:table-cell table:style-name="Tableau5.B1" office:value-type="string">
            <text:p text:style-name="P84">Effectif</text:p>
          </table:table-cell>
        </table:table-row>
        <table:table-row>
          <table:table-cell table:style-name="Tableau5.A2" office:value-type="string">
            <text:p text:style-name="P83">0</text:p>
          </table:table-cell>
          <table:table-cell table:style-name="Tableau5.B2" office:value-type="string">
            <text:p text:style-name="P83">21</text:p>
          </table:table-cell>
        </table:table-row>
        <table:table-row>
          <table:table-cell table:style-name="Tableau5.A2" office:value-type="string">
            <text:p text:style-name="P83">2</text:p>
          </table:table-cell>
          <table:table-cell table:style-name="Tableau5.B2" office:value-type="string">
            <text:p text:style-name="P83">6</text:p>
          </table:table-cell>
        </table:table-row>
        <table:table-row>
          <table:table-cell table:style-name="Tableau5.A2" office:value-type="string">
            <text:p text:style-name="P83">4</text:p>
          </table:table-cell>
          <table:table-cell table:style-name="Tableau5.B2" office:value-type="string">
            <text:p text:style-name="P83">5</text:p>
          </table:table-cell>
        </table:table-row>
      </table:table>
      <text:p text:style-name="P72"/>
      <text:p text:style-name="P73">et regarder les espérance et écart-types dans l’onglet correspondant.</text:p>
      <text:p text:style-name="P73"/>
      <text:p text:style-name="P68">2°) <text:span text:style-name="T27">Traduire la question en terme de variable X</text:span></text:p>
      <text:p text:style-name="P68"/>
      <text:p text:style-name="P53">Exercice 24 page 326</text:p>
      <text:p text:style-name="P49"/>
      <text:p text:style-name="P74">Il suffit d’appliquer les formules du cours <text:span text:style-name="T28">OU d’utiliser judicieusement la numworks.</text:span></text:p>
      <text:p text:style-name="P75"/>
      <text:p text:style-name="P49"/>
      <text:p text:style-name="P4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5T09:46:06.242628633</meta:creation-date>
    <meta:generator>LibreOffice/6.3.4.2$Linux_X86_64 LibreOffice_project/30$Build-2</meta:generator>
    <dc:date>2020-03-16T10:06:44.748476594</dc:date>
    <meta:editing-duration>PT58M55S</meta:editing-duration>
    <meta:editing-cycles>88</meta:editing-cycles>
    <meta:document-statistic meta:table-count="5" meta:image-count="0" meta:object-count="20" meta:page-count="3" meta:paragraph-count="112" meta:word-count="676" meta:character-count="3560" meta:non-whitespace-character-count="2978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o stretchy="false">≤</mo>
            <mn>0</mn>
          </mrow>
        </mrow>
        <mo fence="true" stretchy="false">)</mo>
      </mrow>
    </mrow>
    <annotation encoding="StarMath 5.0">P( Y &lt;= 0 )</annotation>
  </semantics>
</math>
</file>

<file path=Object 1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 = x_i)</annotation>
  </semantics>
</math>
</file>

<file path=Object 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0/content.xml><?xml version="1.0" encoding="utf-8"?>
<math xmlns="http://www.w3.org/1998/Math/MathML" display="block">
  <semantics>
    <mrow>
      <mi>X</mi>
      <mo stretchy="false">=</mo>
      <msub>
        <mi>x</mi>
        <mi>i</mi>
      </msub>
    </mrow>
    <annotation encoding="StarMath 5.0">X = x_i</annotation>
  </semantics>
</math>
</file>

<file path=Object 2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22/content.xml><?xml version="1.0" encoding="utf-8"?>
<math xmlns="http://www.w3.org/1998/Math/MathML" display="block">
  <semantics>
    <mrow>
      <mi>P</mi>
      <mrow>
        <mo fence="true" stretchy="false">(</mo>
        <mrow>
          <mrow>
            <mi>Y</mi>
            <mo stretchy="false">≤</mo>
            <mn>0</mn>
          </mrow>
        </mrow>
        <mo fence="true" stretchy="false">)</mo>
      </mrow>
    </mrow>
    <annotation encoding="StarMath 5.0">P( Y &lt;= 0 )</annotation>
  </semantics>
</math>
</file>

<file path=Object 23/content.xml><?xml version="1.0" encoding="utf-8"?>
<math xmlns="http://www.w3.org/1998/Math/MathML" display="block">
  <semantics>
    <mrow>
      <mi>Y</mi>
      <mo stretchy="false">≤</mo>
      <mn>0</mn>
    </mrow>
    <annotation encoding="StarMath 5.0">Y &lt;= 0</annotation>
  </semantics>
</math>
</file>

<file path=Object 24/content.xml><?xml version="1.0" encoding="utf-8"?>
<math xmlns="http://www.w3.org/1998/Math/MathML" display="block">
  <semantics>
    <mrow>
      <mi>Y</mi>
      <mo stretchy="false">≤</mo>
      <mn>0</mn>
    </mrow>
    <annotation encoding="StarMath 5.0">Y &lt;= 0</annotation>
  </semantics>
</math>
</file>

<file path=Object 29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 = x_i )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 = x_i)</annotation>
  </semantics>
</math>
</file>

<file path=Object 30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2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X = x_i)</annotation>
  </semantics>
</math>
</file>

<file path=Object 4/content.xml><?xml version="1.0" encoding="utf-8"?>
<math xmlns="http://www.w3.org/1998/Math/MathML" display="block">
  <semantics>
    <mrow>
      <mi>X</mi>
      <mo stretchy="false">≤</mo>
      <mn>0</mn>
    </mrow>
    <annotation encoding="StarMath 5.0">X &lt;= 0</annotation>
  </semantics>
</math>
</file>

<file path=Object 5/content.xml><?xml version="1.0" encoding="utf-8"?>
<math xmlns="http://www.w3.org/1998/Math/MathML" display="block">
  <semantics>
    <msub>
      <mi>e</mi>
      <mi>i</mi>
    </msub>
    <annotation encoding="StarMath 5.0">e_i</annotation>
  </semantics>
</math>
</file>

<file path=Object 6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row>
            <mi>X</mi>
            <mo stretchy="false">=</mo>
            <msub>
              <mi>x</mi>
              <mi>i</mi>
            </msub>
          </mrow>
        </mrow>
        <mo fence="true" stretchy="false">)</mo>
      </mrow>
    </mrow>
    <annotation encoding="StarMath 5.0">P( X = x_i )</annotation>
  </semantics>
</math>
</file>

<file path=Object 8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o stretchy="false">=</mo>
              <mn>2</mn>
            </mrow>
          </mrow>
          <mo fence="true" stretchy="false">)</mo>
        </mrow>
        <mo stretchy="false">=</mo>
        <mi>?</mi>
      </mrow>
    </mrow>
    <annotation encoding="StarMath 5.0">P( X = 2 ) = ?</annotation>
  </semantics>
</math>
</file>